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3e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NoCurrentConceptExist //Fergus Newton //PASSED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C6” when the “Enter patientID” dialog pops up</text:p>
      <text:p text:style-name="P1"/>
      <text:p text:style-name="P1">The app should now display the message dialog:” Patient 1000C6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N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6.0” when prompted for the patient’s baseline use of dopamine.</text:p>
      <text:p text:style-name="P1">20. <text:s/>Type “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5” when prompted for the patient’s baseline Glasgow coma scale.</text:p>
      <text:p text:style-name="P1">28. Type “5” when prompted for the patient’s current Glasgow coma scale.</text:p>
      <text:p text:style-name="P1"/>
      <text:p text:style-name="P1">#Expected Result: INDETERMIN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21:13.153753939</meta:creation-date>
    <dc:date>2020-11-17T21:21:30.389917724</dc:date>
    <meta:editing-duration>PT17S</meta:editing-duration>
    <meta:editing-cycles>1</meta:editing-cycles>
    <meta:document-statistic meta:table-count="0" meta:image-count="0" meta:object-count="0" meta:page-count="1" meta:paragraph-count="31" meta:word-count="421" meta:character-count="2606" meta:non-whitespace-character-count="2205"/>
    <meta:generator>LibreOffice/6.0.7.3$Linux_X86_64 LibreOffice_project/00m0$Build-3</meta:generator>
  </office:meta>
</office:document-meta>
</file>